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0fddbd8c"/>
    </style:style>
    <style:style style:name="P59" style:family="paragraph" style:parent-style-name="Standard">
      <style:text-properties officeooo:paragraph-rsid="0fe28eb1"/>
    </style:style>
    <style:style style:name="P60" style:family="paragraph" style:parent-style-name="Footnote">
      <style:text-properties officeooo:paragraph-rsid="1017aee8"/>
    </style:style>
    <style:style style:name="P61" style:family="paragraph" style:parent-style-name="Standard">
      <style:text-properties officeooo:paragraph-rsid="102506d2"/>
    </style:style>
    <style:style style:name="P62" style:family="paragraph" style:parent-style-name="Standard">
      <style:text-properties officeooo:paragraph-rsid="1025e89a"/>
    </style:style>
    <style:style style:name="P63" style:family="paragraph" style:parent-style-name="Footnote">
      <style:text-properties officeooo:paragraph-rsid="100fd683"/>
    </style:style>
    <style:style style:name="P64" style:family="paragraph" style:parent-style-name="Standard">
      <style:text-properties officeooo:paragraph-rsid="10296633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2fc25d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3" style:family="text">
      <style:text-properties fo:color="#000000" loext:opacity="100%" style:font-name="Liberation Sans" fo:font-size="12pt" style:font-size-asian="12pt" style:font-size-complex="12pt"/>
    </style:style>
    <style:style style:name="T15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7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6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officeooo:rsid="047da547"/>
    </style:style>
    <style:style style:name="T17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weight="normal" officeooo:rsid="102d368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weight="normal" officeooo:rsid="102ec7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4" style:family="text">
      <style:text-properties style:use-window-font-color="true" loext:opacity="0%" style:font-name="Liberation Sans" fo:font-size="12pt" style:font-size-asian="12pt" style:font-size-complex="12pt"/>
    </style:style>
    <style:style style:name="T215" style:family="text">
      <style:text-properties style:use-window-font-color="true" loext:opacity="0%" style:font-name="Liberation Sans" officeooo:rsid="0efd8e5c"/>
    </style:style>
    <style:style style:name="T216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officeooo:rsid="04473353"/>
    </style:style>
    <style:style style:name="T21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officeooo:rsid="0aace3cd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4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officeooo:rsid="0f0ca65a"/>
    </style:style>
    <style:style style:name="T246" style:family="text">
      <style:text-properties officeooo:rsid="0f95a7a0"/>
    </style:style>
    <style:style style:name="T247" style:family="text">
      <style:text-properties officeooo:rsid="0f8f58bd"/>
    </style:style>
    <style:style style:name="T248" style:family="text">
      <style:text-properties style:text-underline-style="none"/>
    </style:style>
    <style:style style:name="T249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5"><text:span text:style-name="Strong_20_Emphasis"><text:span text:style-name="T117">C</text:span></text:span><text:span text:style-name="Strong_20_Emphasis"><text:span text:style-name="T116">hecklist voor </text:span></text:span><text:span text:style-name="Strong_20_Emphasis"><text:span text:style-name="T118">de installatie</text:span></text:span><text:span text:style-name="Strong_20_Emphasis"><text:span text:style-name="T116"> van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0"><text:note text:id="ftn1" text:note-class="footnote"><text:note-citation>1</text:note-citation><text:note-body><text:p text:style-name="P60"><text:span text:style-name="T229">D</text:span><text:span text:style-name="T222">eze </text:span><text:span text:style-name="Strong_20_Emphasis"><text:span text:style-name="T233"><text:user-field-get text:name="Distro">Ubuntu</text:user-field-get></text:span></text:span><text:span text:style-name="T224"><text:s/></text:span><text:span text:style-name="T234"><text:user-field-get text:name="Version">24.04</text:user-field-get></text:span><text:span text:style-name="T234"><text:s/>Server</text:span><text:span text:style-name="T222"> (codenaam </text:span><text:span text:style-name="T230">noble</text:span><text:span text:style-name="T222">) van april</text:span><text:span text:style-name="T225"> </text:span><text:span text:style-name="Strong_20_Emphasis"><text:span text:style-name="T235"><text:user-field-get text:name="Releaseyear">2024</text:user-field-get></text:span></text:span><text:span text:style-name="T226"><text:s/></text:span><text:span text:style-name="T229">is een zogenaamde </text:span><text:span text:style-name="T222">LTS-</text:span><text:span text:style-name="T229">versie</text:span><text:span text:style-name="T222"> </text:span><text:span text:style-name="T229">(</text:span><text:span text:style-name="T222">staat voor Long-Term Support, </text:span><text:span text:style-name="T223">langetermijnondersteuning</text:span><text:span text:style-name="T229">)</text:span><text:span text:style-name="T223"> </text:span><text:span text:style-name="T231">en</text:span><text:span text:style-name="T226"> </text:span><text:span text:style-name="T222">wordt gedurende 5 jaar ondersteund tot april 202</text:span><text:span text:style-name="T230">9</text:span><text:span text:style-name="T222">, en met een </text:span><text:span text:style-name="T227">gratis persoonlijk </text:span><text:span text:style-name="T222">Ubuntu </text:span><text:span text:style-name="T228">P</text:span><text:span text:style-name="T222">ro-abonnement gedurende 1</text:span><text:span text:style-name="T232">0</text:span><text:span text:style-name="T222"> jaar tot april 203</text:span><text:span text:style-name="T230">4</text:span><text:span text:style-name="T222">.</text:span></text:p></text:note-body></text:note></text:span></text:span><text:span text:style-name="Strong_20_Emphasis"><text:span text:style-name="T121"><text:s/></text:span></text:span><text:span text:style-name="Strong_20_Emphasis"><text:span text:style-name="T123">Server</text:span></text:span><text:span text:style-name="Strong_20_Emphasis"><text:span text:style-name="T119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45">ONDERSTREEPTE</text:span></text:span><text:span text:style-name="T1"> </text:span><text:span text:style-name="T16">woorden</text:span><text:span text:style-name="T15"> het</text:span><text:span text:style-name="Strong_20_Emphasis"><text:span text:style-name="T164"> </text:span></text:span><text:span text:style-name="Strong_20_Emphasis"><text:span text:style-name="T165">tekstvak</text:span></text:span><text:span text:style-name="T16"> </text:span><text:span text:style-name="T19">in,</text:span><text:span text:style-name="T16"> </text:span><text:span text:style-name="T178">zie </text:span><text:span text:style-name="T215">[</text:span><text:span text:style-name="T178">toelichting</text:span><text:span text:style-name="T215">]</text:span><text:span text:style-name="T16">:</text:span></text:p>
      <text:p text:style-name="P1"><text:span text:style-name="Definition"><text:span text:style-name="T23">GEBRUIKER</text:span></text:span><text:span text:style-name="T186"><text:tab/><text:tab/></text:span><text:span text:style-name="T214"> <text:tab/><text:tab/></text:span><text:span text:style-name="T187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87"><text:tab/> <text:s text:c="2"/></text:span><text:span text:style-name="T188">[</text:span><text:span text:style-name="T189">N</text:span><text:span text:style-name="T181">aam, bijv. </text:span><text:span text:style-name="T182">J</text:span><text:span text:style-name="T212">a</text:span><text:span text:style-name="T182">n </text:span><text:span text:style-name="T212">Jansen</text:span><text:span text:style-name="T213">]</text:span></text:p>
      <text:p text:style-name="P59"><text:span text:style-name="Definition"><text:span text:style-name="T180">g</text:span></text:span><text:span text:style-name="Definition">ebruikersnaam</text:span><text:span text:style-name="Definition"><text:span text:style-name="T248"><text:tab/></text:span></text:span><text:span text:style-name="T179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79"><text:tab/> <text:s text:c="2"/></text:span><text:span text:style-name="T7">[</text:span><text:span text:style-name="T8">Gebruikers</text:span><text:span text:style-name="T6">naam, bijv. </text:span><text:span text:style-name="T129">j</text:span><text:span text:style-name="T130">a</text:span><text:span text:style-name="T129">n</text:span><text:span text:style-name="T131">]</text:span></text:p>
      <text:p text:style-name="P1"><text:span text:style-name="Definition"><text:span text:style-name="T249">server</text:span></text:span><text:span text:style-name="Definition">NAAM</text:span><text:span text:style-name="T191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196">[</text:span><text:span text:style-name="T197">N</text:span><text:span text:style-name="T192">aam van de </text:span><text:span text:style-name="T199">server</text:span><text:span text:style-name="T193">, </text:span><text:span text:style-name="T194">bijv. </text:span><text:span text:style-name="T198">sv</text:span><text:span text:style-name="T195">02</text:span><text:span text:style-name="T196">]</text:span></text:p>
      <text:p text:style-name="P1"><text:span text:style-name="Definition"><text:span text:style-name="T201">GEBRUIKER</text:span></text:span><text:span text:style-name="Definition"><text:span text:style-name="T206"><text:tab/></text:span></text:span><text:span text:style-name="T200"><text:tab/></text:span><text:span text:style-name="T214"> <text:tab/><text:tab/></text:span><text:span text:style-name="T187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87"><text:tab/> <text:s text:c="2"/></text:span><text:span text:style-name="T188">[</text:span><text:span text:style-name="T190">N</text:span><text:span text:style-name="T181">aam </text:span><text:span text:style-name="T185">evt. 2</text:span><text:span text:style-name="T216">e</text:span><text:span text:style-name="T183"> gebruiker</text:span><text:span text:style-name="T184">]</text:span></text:p>
      <text:p text:style-name="P59"><text:span text:style-name="Definition"><text:span text:style-name="T201">GEBRUIKERSN</text:span></text:span><text:span text:style-name="Definition"><text:span text:style-name="T202">aa</text:span></text:span><text:span text:style-name="Definition"><text:span text:style-name="T201">M</text:span></text:span><text:span text:style-name="Definition"><text:span text:style-name="T206"><text:tab/></text:span></text:span><text:span text:style-name="T179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79"><text:tab/> <text:s text:c="2"/></text:span><text:span text:style-name="T204">[</text:span><text:span text:style-name="T205">K</text:span><text:span text:style-name="T203">orte naam</text:span><text:span text:style-name="T207"> </text:span><text:span text:style-name="T208">e</text:span><text:span text:style-name="T209">vt. 2</text:span><text:span text:style-name="T217">e</text:span><text:span text:style-name="T209"> </text:span><text:span text:style-name="T210">gebruiker</text:span><text:span text:style-name="T211">]</text:span></text:p>
      <text:p text:style-name="P1"><text:span text:style-name="T132">Vervang </text:span><text:span text:style-name="T136">de</text:span><text:span text:style-name="T132"> </text:span><text:span text:style-name="Definition"><text:span text:style-name="T24">ONDERSTREEPTE</text:span></text:span><text:span text:style-name="T132"> </text:span><text:span text:style-name="T133">woorden </text:span><text:span text:style-name="T132">in deze checklist door </text:span><text:span text:style-name="T136">d</text:span><text:span text:style-name="T137">i</text:span><text:span text:style-name="T136">e </text:span><text:span text:style-name="T135">in </text:span><text:span text:style-name="T137">het</text:span><text:span text:style-name="Strong_20_Emphasis"><text:span text:style-name="T40"> </text:span></text:span><text:span text:style-name="Strong_20_Emphasis"><text:span text:style-name="T45">tekstvak</text:span></text:span><text:span text:style-name="T132">.</text:span></text:p>
      <text:p text:style-name="P32"/>
      <text:p text:style-name="P32"/>
      <text:p text:style-name="P2"><text:span text:style-name="T147">Nog niet op Linux?</text:span><text:span text:style-name="T139"><text:tab/></text:span><text:span text:style-name="Strong_20_Emphasis"><text:span text:style-name="T49"><draw:control text:anchor-type="as-char" draw:z-index="15" draw:name="Vorm3" draw:style-name="gr1" draw:text-style-name="P72" svg:width="0.35cm" svg:height="0.35cm" draw:control="control14"/></text:span></text:span><text:span text:style-name="T142"><text:tab/></text:span><text:span text:style-name="T143">G</text:span><text:span text:style-name="T140">ebruik </text:span><text:span text:style-name="Strong_20_Emphasis"><text:span text:style-name="T150">Checklist </text:span></text:span><text:span text:style-name="Strong_20_Emphasis"><text:span text:style-name="T151">overzetten</text:span></text:span><text:span text:style-name="T14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1"> onder </text:span><text:span text:style-name="T148">Linux</text:span><text:span text:style-name="T134">.</text:span></text:p>
      <text:p text:style-name="P2"><text:span text:style-name="T145">Nieuwe installatie?</text:span><text:span text:style-name="T134"><text:tab/></text:span><text:span text:style-name="Strong_20_Emphasis"><text:span text:style-name="T49"><draw:control text:anchor-type="as-char" draw:z-index="16" draw:name="Vorm 2" draw:style-name="gr1" draw:text-style-name="P72" svg:width="0.35cm" svg:height="0.35cm" draw:control="control15"/></text:span></text:span><text:span text:style-name="T144"><text:tab/></text:span><text:span text:style-name="T143">B</text:span><text:span text:style-name="T134">egin bij hoofdstuk </text:span><text:span text:style-name="T145"><text:bookmark-ref text:reference-format="page" text:ref-name="__RefNumPara__4009_1271708128">2</text:bookmark-ref></text:span><text:span text:style-name="T134"><text:s text:c="2"/></text:span><text:span text:style-name="T146"><text:bookmark-ref text:reference-format="text" text:ref-name="__RefNumPara__4009_1271708128">Installatie uitvoeren</text:bookmark-ref></text:span><text:span text:style-name="T138">.</text:span></text:p>
      <text:p text:style-name="P19"/>
      <text:p text:style-name="P19"/>
      <text:list text:style-name="L1">
        <text:list-item>
          <text:p text:style-name="P6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70">E</text:span></text:span><text:span text:style-name="User_20_Entry"><text:span text:style-name="T86">v</text:span></text:span><text:span text:style-name="User_20_Entry"><text:span text:style-name="T87">en</text:span></text:span><text:span text:style-name="User_20_Entry"><text:span text:style-name="T89">t</text:span></text:span><text:span text:style-name="User_20_Entry"><text:span text:style-name="T90">uele </text:span></text:span><text:span text:style-name="User_20_Entry"><text:span text:style-name="T91">extra </text:span></text:span><text:span text:style-name="Definition"><text:span text:style-name="T243">gebruiker</text:span></text:span><text:span text:style-name="User_20_Entry"><text:span text:style-name="T81">s</text:span></text:span><text:span text:style-name="User_20_Entry"><text:span text:style-name="T91"> aanmelden </text:span></text:span><text:span text:style-name="User_20_Entry"><text:span text:style-name="T92">en dezelfde stappen uitvoeren</text:span></text:span><text:span text:style-name="User_20_Entry"><text:span text:style-name="T88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7" draw:name="Vorm 3" draw:style-name="gr1" draw:text-style-name="P7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9">Type: </text:span></text:span><text:span text:style-name="User_20_Entry"><text:span text:style-name="T107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8" draw:name="Vorm 4" draw:style-name="gr1" draw:text-style-name="P7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9" draw:name="Vorm 5" draw:style-name="gr1" draw:text-style-name="P72" svg:width="0.35cm" svg:height="0.35cm" draw:control="control18"/></text:span></text:span></text:p>
          </table:table-cell>
          <table:table-cell table:style-name="_31_._5f_Installatie_5f_voorbereiden.D6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D7" office:value-type="string">
            <text:p text:style-name="P62"><text:span text:style-name="Strong_20_Emphasis"><text:span text:style-name="T39">Kie</text:span></text:span><text:span text:style-name="Strong_20_Emphasis"><text:span text:style-name="T46">s</text:span></text:span><text:span text:style-name="Strong_20_Emphasis"><text:span text:style-name="T39"> </text:span></text:span><text:span text:style-name="Strong_20_Emphasis"><text:span text:style-name="T59">1</text:span></text:span><text:span text:style-name="Strong_20_Emphasis"><text:span text:style-name="T54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49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49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4"><text:span text:style-name="T153">Start de computer op vanaf</text:span><text:span text:style-name="T153"><text:note text:id="ftn3" text:note-class="footnote"><text:note-citation>1</text:note-citation><text:note-body><text:p text:style-name="P58"><text:span text:style-name="T96">B</text:span><text:span text:style-name="T97">ootmenu/</text:span><text:span text:style-name="T96">S</text:span><text:span text:style-name="T97">etup</text:span><text:span text:style-name="T95"> via </text:span><text:span text:style-name="T93">é</text:span><text:span text:style-name="T94">é</text:span><text:span text:style-name="T96">n van de </text:span><text:span text:style-name="Definition"><text:span text:style-name="T98">Veelgebruikte toetsen:</text:span></text:span><text:span text:style-name="Definition"><text:span text:style-name="T99"> </text:span></text:span><text:span text:style-name="User_20_Entry"><text:span text:style-name="T108">Esc</text:span></text:span><text:span text:style-name="User_20_Entry"><text:span text:style-name="T102">,</text:span></text:span><text:span text:style-name="Definition"><text:span text:style-name="T99"> </text:span></text:span><text:span text:style-name="User_20_Entry"><text:span text:style-name="T108">Delete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2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9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0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1</text:span></text:span><text:span text:style-name="User_20_Entry"><text:span text:style-name="T103">,</text:span></text:span><text:span text:style-name="Definition"><text:span text:style-name="T99"> </text:span></text:span><text:span text:style-name="Definition"><text:span text:style-name="T100">o</text:span></text:span><text:span text:style-name="Definition"><text:span text:style-name="T101">f</text:span></text:span><text:span text:style-name="Definition"><text:span text:style-name="T99"> </text:span></text:span><text:span text:style-name="User_20_Entry"><text:span text:style-name="T108">F12</text:span></text:span><text:span text:style-name="User_20_Entry"><text:span text:style-name="T103">.</text:span></text:span></text:p></text:note-body></text:note></text:span><text:span text:style-name="T153"> </text:span><text:span text:style-name="T156">een </text:span><text:span text:style-name="Strong_20_Emphasis"><text:span text:style-name="T126"><text:user-field-get text:name="Distro">Ubuntu</text:user-field-get></text:span></text:span><text:span text:style-name="T152"><text:s/></text:span><text:span text:style-name="T127"><text:user-field-get text:name="Version">24.04</text:user-field-get></text:span><text:span text:style-name="T127"><text:s/></text:span><text:span text:style-name="Strong_20_Emphasis"><text:span text:style-name="T128">Server</text:span></text:span><text:span text:style-name="Strong_20_Emphasis"><text:span text:style-name="T63"> </text:span></text:span><text:span text:style-name="T64">Live</text:span><text:span text:style-name="T64"><text:note text:id="ftn4" text:note-class="footnote"><text:note-citation>2</text:note-citation><text:note-body><text:p text:style-name="P57"><text:span text:style-name="T218">Vanaf een </text:span><text:span text:style-name="T246">L</text:span><text:span text:style-name="T218">ive </text:span><text:span text:style-name="T247">USB</text:span><text:span text:style-name="T221">-stick</text:span><text:span text:style-name="T21"> </text:span><text:span text:style-name="T218">kunt u opstarten en </text:span><text:span text:style-name="T17">met </text:span><text:span text:style-name="Strong_20_Emphasis"><text:span text:style-name="T158"><text:user-field-get text:name="Distro">Ubuntu</text:user-field-get></text:span></text:span><text:span text:style-name="Strong_20_Emphasis"><text:span text:style-name="T158"><text:s/></text:span></text:span><text:span text:style-name="T218">werken zonder enige bestanden op de harde schijf te wijzigen en maakt ook installatie van </text:span><text:span text:style-name="Strong_20_Emphasis"><text:span text:style-name="T158"><text:user-field-get text:name="Distro">Ubuntu</text:user-field-get></text:span></text:span><text:span text:style-name="Strong_20_Emphasis"><text:span text:style-name="T158"><text:s/></text:span></text:span><text:span text:style-name="T218">mogelijk.</text:span></text:p></text:note-body></text:note></text:span><text:span text:style-name="T64"> </text:span><text:span text:style-name="T67">USB</text:span><text:span text:style-name="T65">-stick</text:span><text:span text:style-name="T65"><text:note text:id="ftn5" text:note-class="footnote"><text:note-citation>3</text:note-citation><text:note-body><text:p text:style-name="P63"><text:span text:style-name="Strong_20_Emphasis"><text:span text:style-name="T80">Maak een opstartbare USB-stick</text:span></text:span><text:span text:style-name="Strong_20_Emphasis"><text:span text:style-name="T76">:<text:line-break/></text:span></text:span><text:span text:style-name="Strong_20_Emphasis"><text:span text:style-name="T71">Download </text:span></text:span><text:span text:style-name="Strong_20_Emphasis"><text:span text:style-name="T72">een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Server </text:span></text:span><text:span text:style-name="Strong_20_Emphasis"><text:span text:style-name="T83"><text:user-field-get text:name="Version">24.04</text:user-field-get></text:span></text:span><text:span text:style-name="Strong_20_Emphasis"><text:span text:style-name="T83"><text:s/></text:span></text:span><text:span text:style-name="Strong_20_Emphasis"><text:span text:style-name="T85">LTS </text:span></text:span><text:span text:style-name="Strong_20_Emphasis"><text:span text:style-name="T77">CD</text:span></text:span><text:span text:style-name="Strong_20_Emphasis"><text:span text:style-name="T79">-beeldbestand</text:span></text:span><text:span text:style-name="Strong_20_Emphasis"><text:span text:style-name="T73"> </text:span></text:span><text:span text:style-name="Strong_20_Emphasis"><text:span text:style-name="T74">(.iso) </text:span></text:span><text:span text:style-name="Strong_20_Emphasis"><text:span text:style-name="T73">vanaf </text:span></text:span><text:a xlink:type="simple" xlink:href="https://ubuntu.com/download" text:style-name="Internet_20_link" text:visited-style-name="Visited_20_Internet_20_Link"><text:span text:style-name="Strong_20_Emphasis"><text:span text:style-name="T220">ubuntu.com/download</text:span></text:span></text:a><text:span text:style-name="Strong_20_Emphasis"><text:span text:style-name="T73">.</text:span></text:span><text:span text:style-name="Strong_20_Emphasis"><text:span text:style-name="T75"><text:line-break/>De </text:span></text:span><text:span text:style-name="Strong_20_Emphasis"><text:span text:style-name="T78">ver</text:span></text:span><text:span text:style-name="Strong_20_Emphasis"><text:span text:style-name="T75">volgstappen staan beschreven in </text:span></text:span><text:span text:style-name="Strong_20_Emphasis"><text:span text:style-name="T82">Linux informatie</text:span></text:span><text:span text:style-name="Strong_20_Emphasis"><text:span text:style-name="T75">, te vinden op </text:span></text:span><text:a xlink:type="simple" xlink:href="https://karelzimmer.nl/" text:style-name="Internet_20_link" text:visited-style-name="Visited_20_Internet_20_Link"><text:span text:style-name="Strong_20_Emphasis"><text:span text:style-name="T219">karelzimmer.nl</text:span></text:span></text:a><text:span text:style-name="Strong_20_Emphasis"><text:span text:style-name="T75">, onder </text:span></text:span><text:span text:style-name="Strong_20_Emphasis"><text:span text:style-name="T82">Linux</text:span></text:span><text:span text:style-name="Strong_20_Emphasis"><text:span text:style-name="T75">.</text:span></text:span></text:p></text:note-body></text:note></text:span><text:span text:style-name="T66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46">Selecteer</text:span></text:span><text:span text:style-name="Strong_20_Emphasis"><text:span text:style-name="T33"> </text:span></text:span><text:span text:style-name="Strong_20_Emphasis"><text:span text:style-name="T55">Try or Install Ubuntu </text:span></text:span><text:span text:style-name="Strong_20_Emphasis"><text:span text:style-name="T56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8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54">Kies</text:span><text:span text:style-name="T155"> </text:span><text:span text:style-name="T157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6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75">Bij</text:span><text:span text:style-name="T167"> </text:span><text:span text:style-name="Strong_20_Emphasis"><text:span text:style-name="T173">Profile setup</text:span></text:span><text:span text:style-name="T167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0"><text:span text:style-name="T172">V</text:span><text:span text:style-name="T168">ul </text:span><text:span text:style-name="T169">in </text:span><text:span text:style-name="Strong_20_Emphasis"><text:span text:style-name="T173">Your</text:span></text:span><text:span text:style-name="Strong_20_Emphasis"><text:span text:style-name="T170"> n</text:span></text:span><text:span text:style-name="Strong_20_Emphasis"><text:span text:style-name="T171">a</text:span></text:span><text:span text:style-name="Strong_20_Emphasis"><text:span text:style-name="T173">me</text:span></text:span><text:span text:style-name="Strong_20_Emphasis"><text:span text:style-name="T160"> </text:span></text:span><text:span text:style-name="Definition"><text:span text:style-name="T4">gebruiker</text:span></text:span><text:span text:style-name="Strong_20_Emphasis"><text:span text:style-name="T161">, <text:line-break/></text:span></text:span><text:span text:style-name="Strong_20_Emphasis"><text:span text:style-name="T173">Your server</text:span></text:span><text:span text:style-name="Strong_20_Emphasis"><text:span text:style-name="T176">'</text:span></text:span><text:span text:style-name="Strong_20_Emphasis"><text:span text:style-name="T177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60">,<text:line-break/></text:span></text:span><text:span text:style-name="Strong_20_Emphasis"><text:span text:style-name="T174">Pick a username</text:span></text:span><text:span text:style-name="Strong_20_Emphasis"><text:span text:style-name="T160"> </text:span></text:span><text:span text:style-name="Definition"><text:span text:style-name="T4">gebruikersnaam</text:span></text:span><text:span text:style-name="Strong_20_Emphasis"><text:span text:style-name="T160">, </text:span></text:span><text:span text:style-name="Strong_20_Emphasis"><text:span text:style-name="T163">en</text:span></text:span><text:span text:style-name="Strong_20_Emphasis"><text:span text:style-name="T160"><text:line-break/></text:span></text:span><text:span text:style-name="Strong_20_Emphasis"><text:span text:style-name="T162">g</text:span></text:span><text:span text:style-name="Strong_20_Emphasis"><text:span text:style-name="T159">eef tweemaal een </text:span></text:span><text:span text:style-name="Strong_20_Emphasis"><text:span text:style-name="T166">wachtwoord</text:span></text:span><text:span text:style-name="Strong_20_Emphasis"><text:span text:style-name="T159">.</text:span></text:span></text:p>
          </table:table-cell>
        </table:table-row>
      </table:table>
      <text:p text:style-name="P33"><text:span text:style-name="Strong_20_Emphasis"><text:span text:style-name="T50"/></text:span></text:p>
      <text:list text:continue-numbering="true" text:style-name="L1">
        <text:list-item>
          <text:p text:style-name="P66"><text:span text:style-name="Strong_20_Emphasis"><text:span text:style-name="T57">Installatie </text:span></text:span><text:span text:style-name="Strong_20_Emphasis"><text:span text:style-name="T58">afronden</text:span></text:span></text:p>
        </text:list-item>
      </text:list>
      <text:p text:style-name="P3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49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20" draw:name="Vorm4" draw:style-name="gr1" draw:text-style-name="P72" svg:width="0.35cm" svg:height="0.35cm" draw:control="control19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69">Type: </text:span></text:span><text:span text:style-name="User_20_Entry"><text:span text:style-name="T107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21" draw:name="Vorm 7" draw:style-name="gr1" draw:text-style-name="P72" svg:width="0.35cm" svg:height="0.35cm" draw:control="control20"/></text:span></text:span></text:p>
          </table:table-cell>
          <table:table-cell table:style-name="_33_._5f_Installatie_5f_afronden.C6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6"/></text:span></text:p>
          </table:table-cell>
          <table:table-cell table:style-name="_33_._5f_Installatie_5f_afronden.C7" office:value-type="string">
            <text:p text:style-name="P62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0">3</text:span></text:span><text:span text:style-name="Strong_20_Emphasis"><text:span text:style-name="T53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34"><text:span text:style-name="Strong_20_Emphasis"><text:span text:style-name="T32"><text:tab/></text:span></text:span></text:p>
      <text:p text:style-name="P35"><text:span text:style-name="Strong_20_Emphasis"><text:span text:style-name="T42"/></text:span></text:p>
      <text:p text:style-name="P36"><text:span text:style-name="Strong_20_Emphasis"><text:span text:style-name="T39"/></text:span></text:p>
      <text:list text:continue-numbering="true" text:style-name="L1">
        <text:list-item>
          <text:p text:style-name="P69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43"><text:note text:id="ftn6" text:note-class="footnote"><text:note-citation>1</text:note-citation><text:note-body><text:p text:style-name="P44"><text:span text:style-name="User_20_Entry"><text:span text:style-name="T104">E</text:span></text:span><text:span text:style-name="User_20_Entry"><text:span text:style-name="T106">ventuele extra </text:span></text:span><text:span text:style-name="Definition"><text:span text:style-name="T244">gebruiker</text:span></text:span><text:span text:style-name="User_20_Entry"><text:span text:style-name="T105">s</text:span></text:span><text:span text:style-name="User_20_Entry"><text:span text:style-name="T106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2" draw:name="Vorm 8" draw:style-name="gr1" draw:text-style-name="P72" svg:width="0.35cm" svg:height="0.35cm" draw:control="control21"/></text:span></text:span></text:p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3" draw:name="Vorm 9" draw:style-name="gr1" draw:text-style-name="P72" svg:width="0.35cm" svg:height="0.35cm" draw:control="control22"/></text:span></text:span></text:p>
          </table:table-cell>
          <table:table-cell table:style-name="Tabel2.D3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1">4</text:span></text:span><text:span text:style-name="Strong_20_Emphasis"><text:span text:style-name="T52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13"><text:span text:style-name="Strong_20_Emphasis"><text:span text:style-name="T44"/></text:span></text:p>
      <text:p text:style-name="P30"/>
      <text:p text:style-name="P31"><text:span text:style-name="T110">E</text:span><text:span text:style-name="T111">inde c</text:span><text:span text:style-name="T112">hecklist, </text:span><text:span text:style-name="T113">d</text:span><text:span text:style-name="T112">e installatie van </text:span><text:span text:style-name="Strong_20_Emphasis"><text:span text:style-name="T124"><text:user-field-get text:name="Distro">Ubuntu</text:user-field-get></text:span></text:span><text:span text:style-name="T114"><text:s/></text:span><text:span text:style-name="T115"><text:user-field-get text:name="Version">24.04</text:user-field-get></text:span><text:span text:style-name="T115"><text:s/></text:span><text:span text:style-name="Strong_20_Emphasis"><text:span text:style-name="T125">Server</text:span></text:span><text:span text:style-name="Strong_20_Emphasis"><text:span text:style-name="T62"> </text:span></text:span><text:span text:style-name="T112">is voltooid.</text:span></text:p>
      <text:p text:style-name="P7"/>
      <text:list text:style-name="L2">
        <text:list-header>
          <text:p text:style-name="P70"><text:span text:style-name="Emphasis"><text:span text:style-name="T23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8">Karel Zimmer</text:span></text:span></text:a><text:span text:style-name="Emphasis"><text:span text:style-name="T239">.</text:span></text:span></text:p>
          <text:p text:style-name="P71"><text:span text:style-name="Emphasis"><text:span text:style-name="T242">Licentie </text:span></text:span><text:span text:style-name="Emphasis"><text:span text:style-name="T239">C</text:span></text:span><text:span text:style-name="Emphasis"><text:span text:style-name="T240">C0</text:span></text:span><text:span text:style-name="Emphasis"><text:span text:style-name="T239"> 1.0</text:span></text:span><text:span text:style-name="Emphasis"><text:span text:style-name="T239"> </text:span></text:span><text:span text:style-name="Emphasis"><text:span text:style-name="T236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6"><text:s/></text:span></text:span><text:span text:style-name="Emphasis"><text:span text:style-name="T236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6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7-21T19:23:02.004679343">21-07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1T19:23:01.877389130</dc:date>
    <meta:keyword>Installatie</meta:keyword>
    <meta:keyword>Checklist</meta:keyword>
    <meta:keyword>Linux</meta:keyword>
    <meta:editing-cycles>6871</meta:editing-cycles>
    <meta:editing-duration>P12DT6H41M51S</meta:editing-duration>
    <dc:creator>Karel Zimmer</dc:creator>
    <meta:document-statistic meta:table-count="4" meta:image-count="2" meta:object-count="0" meta:page-count="4" meta:paragraph-count="64" meta:word-count="367" meta:character-count="2576" meta:non-whitespace-character-count="2223"/>
    <meta:user-defined meta:name="Info 1"/>
    <meta:user-defined meta:name="Info 2"/>
    <meta:user-defined meta:name="Info 3"/>
    <meta:user-defined meta:name="Info 4"/>
  </office:meta>
</office:document-meta>
</file>